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mily-generic="swiss"/>
    <style:font-face style:name="Liberation Mono" svg:font-family="'Liberation Mono'" style:font-family-generic="modern" style:font-pitch="fixed"/>
    <style:font-face style:name="NSimSun1" svg:font-family="NSimSun"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159b39"/>
    </style:style>
    <style:style style:name="P2" style:family="paragraph" style:parent-style-name="Text_20_body">
      <style:paragraph-properties fo:text-align="start" style:justify-single-word="false"/>
    </style:style>
    <style:style style:name="P3" style:family="paragraph" style:parent-style-name="Quotations">
      <style:text-properties style:font-name="DejaVu Serif" fo:font-weight="bold" style:font-weight-asian="bold" style:font-weight-complex="bold"/>
    </style:style>
    <style:style style:name="P4" style:family="paragraph" style:parent-style-name="Text_20_body">
      <style:paragraph-properties fo:text-align="start" style:justify-single-word="false"/>
      <style:text-properties style:font-name="DejaVu Serif"/>
    </style:style>
    <style:style style:name="P5" style:family="paragraph" style:parent-style-name="Text_20_body" style:master-page-name="">
      <loext:graphic-properties draw:fill="none"/>
      <style:paragraph-properties fo:margin-left="0in" fo:margin-right="0in" fo:margin-top="0in" fo:margin-bottom="0.0972in" style:contextual-spacing="false" fo:line-height="115%" fo:text-align="start" style:justify-single-word="false" fo:text-indent="0in" style:auto-text-indent="false" style:page-number="auto" fo:background-color="transparent" style:writing-mode="lr-tb">
        <style:tab-stops>
          <style:tab-stop style:position="6.8437in"/>
        </style:tab-stops>
      </style:paragraph-properties>
      <style:text-properties style:font-name="DejaVu Serif" officeooo:paragraph-rsid="001b558c"/>
    </style:style>
    <style:style style:name="P6" style:family="paragraph" style:parent-style-name="Text_20_body" style:master-page-name="">
      <loext:graphic-properties draw:fill="none"/>
      <style:paragraph-properties fo:margin-left="0in" fo:margin-right="-0.0618in" fo:margin-top="0in" fo:margin-bottom="0.0972in" style:contextual-spacing="false" fo:line-height="115%" fo:text-align="start" style:justify-single-word="false" fo:text-indent="0in" style:auto-text-indent="false" style:page-number="auto" fo:background-color="transparent">
        <style:tab-stops>
          <style:tab-stop style:position="3.1902in"/>
          <style:tab-stop style:position="6.9252in"/>
        </style:tab-stops>
      </style:paragraph-properties>
      <style:text-properties style:font-name="DejaVu Serif"/>
    </style:style>
    <style:style style:name="P7"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weight="normal" style:font-weight-asian="normal" style:font-weight-complex="normal"/>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officeooo:rsid="002e2eb2"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officeooo:rsid="0037a580" style:font-style-asian="italic" style:font-weight-asian="bold" style:font-style-complex="italic" style:font-weight-complex="bold"/>
    </style:style>
    <style:style style:name="T5" style:family="text">
      <style:text-properties style:text-position="super 58%"/>
    </style:style>
    <style:style style:name="T6" style:family="text">
      <style:text-properties style:text-position="super 58%" fo:font-size="15pt" officeooo:rsid="001cb0d8" style:font-size-asian="15pt" style:font-size-complex="15pt"/>
    </style:style>
    <style:style style:name="T7" style:family="text">
      <style:text-properties style:text-position="super 58%" fo:font-size="15pt" officeooo:rsid="00212209" style:font-size-asian="15pt" style:font-size-complex="15pt"/>
    </style:style>
    <style:style style:name="T8" style:family="text">
      <style:text-properties style:text-position="super 58%" fo:font-size="15pt" officeooo:rsid="0023e30c" style:font-size-asian="15pt" style:font-size-complex="15pt"/>
    </style:style>
    <style:style style:name="T9" style:family="text">
      <style:text-properties style:text-position="super 58%" fo:font-size="16pt" officeooo:rsid="001b558c" style:font-size-asian="16pt" style:font-size-complex="16pt"/>
    </style:style>
    <style:style style:name="T10" style:family="text">
      <style:text-properties style:text-position="super 58%" fo:font-style="italic" style:text-underline-style="solid" style:text-underline-width="auto" style:text-underline-color="font-color" fo:font-weight="bold" officeooo:rsid="0037a580" style:font-style-asian="italic" style:font-weight-asian="bold" style:font-style-complex="italic" style:font-weight-complex="bold"/>
    </style:style>
    <style:style style:name="T11" style:family="text">
      <style:text-properties officeooo:rsid="002136ff"/>
    </style:style>
    <style:style style:name="T12" style:family="text">
      <style:text-properties fo:font-style="normal" officeooo:rsid="002136ff" style:font-style-asian="normal" style:font-style-complex="normal"/>
    </style:style>
    <style:style style:name="T13" style:family="text">
      <style:text-properties officeooo:rsid="0026d944"/>
    </style:style>
    <style:style style:name="T14" style:family="text">
      <style:text-properties fo:font-size="20pt" fo:font-weight="bold" officeooo:rsid="0026d944" style:font-size-asian="20pt" style:font-weight-asian="bold" style:font-size-complex="20pt" style:font-weight-complex="bold"/>
    </style:style>
    <style:style style:name="T15" style:family="text">
      <style:text-properties officeooo:rsid="002c0d01"/>
    </style:style>
    <style:style style:name="T16" style:family="text">
      <style:text-properties officeooo:rsid="002da273"/>
    </style:style>
    <style:style style:name="T17" style:family="text">
      <style:text-properties officeooo:rsid="002e2eb2"/>
    </style:style>
    <style:style style:name="T18" style:family="text">
      <style:text-properties style:text-line-through-style="solid" style:text-line-through-type="single"/>
    </style:style>
    <style:style style:name="T19" style:family="text">
      <style:text-properties style:text-line-through-style="solid" style:text-line-through-type="single" style:font-name="DejaVu Serif"/>
    </style:style>
    <style:style style:name="T20" style:family="text">
      <style:text-properties officeooo:rsid="002fe16c"/>
    </style:style>
    <style:style style:name="T21" style:family="text">
      <style:text-properties officeooo:rsid="0031a1ac"/>
    </style:style>
    <style:style style:name="T22" style:family="text">
      <style:text-properties style:font-name="DejaVu Serif"/>
    </style:style>
    <style:style style:name="T23" style:family="text">
      <style:text-properties style:font-name="DejaVu Serif" fo:font-weight="normal" style:font-weight-asian="normal" style:font-weight-complex="normal"/>
    </style:style>
    <style:style style:name="T24" style:family="text">
      <style:text-properties style:font-name="DejaVu Serif" officeooo:rsid="0026d944"/>
    </style:style>
    <style:style style:name="T25" style:family="text">
      <style:text-properties style:font-name="DejaVu Serif" officeooo:rsid="002c0d01"/>
    </style:style>
    <style:style style:name="T26" style:family="text">
      <style:text-properties style:font-name="DejaVu Serif" officeooo:rsid="002da273"/>
    </style:style>
    <style:style style:name="T27" style:family="text">
      <style:text-properties style:font-name="DejaVu Serif" officeooo:rsid="002fe16c"/>
    </style:style>
    <style:style style:name="T28" style:family="text">
      <style:text-properties fo:font-weight="bold" style:font-weight-asian="bold" style:font-weight-complex="bold"/>
    </style:style>
    <style:style style:name="T2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Tahoma" style:font-size-complex="12pt" style:language-complex="ur" style:country-complex="PK"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trong_20_Emphasis"><text:span text:style-name="T22">My Favourite Personality</text:span></text:span></text:p>
      <text:p text:style-name="P1"><text:span text:style-name="Strong_20_Emphasis"><text:span text:style-name="T22"/></text:span></text:p>
      <text:p text:style-name="Quotations"><text:span text:style-name="Strong_20_Emphasis"><text:span text:style-name="T22">“ The Hero is a person who is admired for having done something very brave or having achieved something great. ” (Cambridge Advanced Learners)</text:span></text:span></text:p>
      <text:p text:style-name="P5"><text:span text:style-name="T13"><text:s/></text:span>The hero is <text:span text:style-name="T1">seen</text:span> as a man of exceptional qualities and matchless <office:annotation office:name="__Annotation__164_1280524394" loext:resolved="true"><dc:creator>Unknown Author</dc:creator><dc:date>2021-02-16T20:34:10.478000000</dc:date><text:p text:style-name="P7"><text:span text:style-name="T29">Exceptional natural ability; a person of extraordinarily high intelligence; gift, talent, aptitude, faculty</text:span></text:p></office:annotation>genius<office:annotation-end office:name="__Annotation__164_1280524394"/>. He has the potential and courage to change the <office:annotation office:name="__Annotation__171_1280524394" loext:resolved="false"><dc:creator>Unknown Author</dc:creator><dc:date>2021-02-16T20:36:54.890000000</dc:date><text:p text:style-name="P7"><text:span text:style-name="T29">karma; destiny; chance; luck</text:span></text:p></office:annotation>fate<office:annotation-end office:name="__Annotation__171_1280524394"/> <text:span text:style-name="T7">(luck)</text:span> of his nation. He is the man of strong will power, <office:annotation office:name="__Annotation__163_1280524394" loext:resolved="true"><dc:creator>Unknown Author</dc:creator><dc:date>2021-02-16T20:33:02.444000000</dc:date><text:p text:style-name="P7"><text:span text:style-name="T29">Faithfulness</text:span></text:p></office:annotation>steadfastness<office:annotation-end office:name="__Annotation__163_1280524394"/> <text:span text:style-name="T9">(faithfulness)</text:span> and outstanding nerve <text:span text:style-name="T6">(bravery)</text:span>. His inspiring personality benefits the nation in multiple ways.</text:p>
      <text:p text:style-name="P3">“ A Hero is a man who does what he can. ” <text:span text:style-name="T1">(Romaine Rolland)</text:span></text:p>
      <text:p text:style-name="P4">In human history, there are countless people who served humanity with their outstanding tasks. When we talk about great personalities, various names such as Muhammad Ali Jinnah, Allama Muhammad Iqbal, Martin Luther King, Mother Teresa and much more come to mind. These people had done a lot of things for the people, who needed them. They showed their tremendous <text:span text:style-name="T8">(huge , enormous)</text:span> courage in banishing the various ills of society and benefit<text:span text:style-name="T11">t</text:span>ed their nations to a great deal.</text:p>
      <text:p text:style-name="Quotations"><text:span text:style-name="Strong_20_Emphasis"><text:span text:style-name="T22">“ True heroism consists in being superior to the ills of life, in whatever shape they may challenge us to combat. ” </text:span></text:span><text:span text:style-name="Strong_20_Emphasis"><text:span text:style-name="T23">(Napoleon)</text:span></text:span></text:p>
      <text:p text:style-name="P2"><text:span text:style-name="T24"><text:s/></text:span><text:span text:style-name="T22">Among all these great men, my favourite personality is </text:span><text:a xlink:type="simple" xlink:href="https://en.wikipedia.org/wiki/Muhammad_Iqbal" text:style-name="Internet_20_link" text:visited-style-name="Visited_20_Internet_20_Link"><text:span text:style-name="T22">Allama Muhammad Iqbal</text:span></text:a><text:span text:style-name="T22">. He is our national poet. A great poet only needs a simple verse to leave a long-lasting impression in the reader’s mind that’s why the poets attract me the most. They feel and express themselves in an unusual way. I being fond of poetry, besides reading Urdu poets like Faiz, Firaq, Iqbal, Hafeez, Ghalib and many others, have also read Keats, Shelley, Blake, Yeats, Browning, Wordsworth and few other English poets. But Iqbal is my favourite personality </text:span><text:span text:style-name="T25">because</text:span><text:span text:style-name="T22"> he </text:span><text:span text:style-name="T26">is / was</text:span><text:span text:style-name="T22"> not only a poet, he is / </text:span><text:span text:style-name="T26">was </text:span><text:span text:style-name="T27">the</text:span><text:span text:style-name="T22"> </text:span><text:span text:style-name="T26">great</text:span><text:span text:style-name="T22"> leader and champion.</text:span></text:p>
      <text:p text:style-name="P6">The creator of the Idea of Pakistan, the poet of the East and champion of Islamic Philosophy was born in Sialkot on <text:span text:style-name="T3">9</text:span><text:span text:style-name="T10">th</text:span><text:span text:style-name="T10"> </text:span><text:span text:style-name="T2">November 1877</text:span>. He inherited mysticism from his father <text:span text:style-name="T2">Sheikh Noor Muhammad</text:span> and received his early education in his native town. <text:span text:style-name="T12">A</text:span>fter passing the intermediate examination from Murr<text:span text:style-name="T21">a</text:span>y College, he joined Government College Lahore. He got his M.A in Philosophy with distinction and went over to England. There he did his PhD. After his return to the homeland, he settled down as a practicing lawyer. <text:span text:style-name="T18">But he never felt cager for this profession.</text:span> He had a higher calling in view. He aimed at the regeneration of the Muslims <text:soft-page-break/>through poetry. He believed that nothing but Islamic Principles present the real code of life, As he says:</text:p>
      <text:p text:style-name="P4">“I lead no party, I follow no leader. I have given the best part of my life to the careful study of Islam, its law and polity, its culture, its history and its literature.”</text:p>
      <text:p text:style-name="P4">He persuaded the Muslims of India to realize their worth and urged them to learn the lesson of “self-esteem”. He convinced the Muslims to break the chains of slavery and come out as an independent nation.</text:p>
      <text:p text:style-name="P4">Iqbal presided over the Allahabad Session of All-India Muslim League in 1930. Here he gave us the idea of Pakistan. He said that the only solution to the problems of the Indian Muslims was a separate Muslim state. He preached that slavery was the greatest curse. The Muslims should break the chains of slavery. He pointed out the main causes of the decline of Muslims.</text:p>
      <text:p text:style-name="P4">In his poetry, there are many references from the Holy Quran. Some critics even are of the view that Iqbal’s poetry is the true explanation of the Holy Quran. His poetry suggests that Islam is a universal religion which has the ideal guidance not only for the Muslims but also for the whole world. He urged the Muslims to rekindle the flame of faith in their heart.</text:p>
      <text:p text:style-name="Quotations"><text:span text:style-name="Strong_20_Emphasis"><text:span text:style-name="T22">“ To have no faith is worse than slavery. ”</text:span></text:span></text:p>
      <text:p text:style-name="P4">There is no doubt his poetry has universality and would continue benefitting the whole world. He has provided the fantastic code of ethics in his poetry. How beautifully he delivers the idea of self-respect, ego and attainments in life.</text:p>
      <text:p text:style-name="Quotations"><text:span text:style-name="Strong_20_Emphasis"><text:span text:style-name="T22">“ The ultimate aim of the go is not to see something, but to be something. ”</text:span></text:span></text:p>
      <text:p text:style-name="P4">If the Muslims begin to study, understand and follow his advice, they will surpass the nation and get an elevated place in this world. He is surely a hero in a true sense. He is my favourite personality. May the Muslims of this era get inspiration from his poetry and regain their lost glory.</text:p>
      <text:p text:style-name="P4">He wrote many books such as <text:span text:style-name="T28">Bang-e-Dara</text:span>, <text:span text:style-name="T28">Bal-e-Jibreel</text:span>, <text:span text:style-name="T28">Zarb-e-Kaleem</text:span>, <text:span text:style-name="T28">Israr-e-Khudi</text:span> etc. Most of his poetry is in Persian.</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mily-generic="swiss"/>
    <style:font-face style:name="Liberation Mono" svg:font-family="'Liberation Mono'" style:font-family-generic="modern" style:font-pitch="fixed"/>
    <style:font-face style:name="NSimSun1" svg:font-family="NSimSun"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Tahoma"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Tahoma"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ignature" style:family="paragraph" style:parent-style-name="Standard" style:class="text">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6T19:50:06.178000000</meta:creation-date>
    <dc:date>2021-03-08T19:04:06.924604459</dc:date>
    <meta:editing-duration>PT1H54M25S</meta:editing-duration>
    <meta:editing-cycles>35</meta:editing-cycles>
    <meta:generator>LibreOffice/7.1.1.2$Linux_X86_64 LibreOffice_project/10$Build-2</meta:generator>
    <meta:document-statistic meta:table-count="0" meta:image-count="0" meta:object-count="0" meta:page-count="2" meta:paragraph-count="17" meta:word-count="767" meta:character-count="4372" meta:non-whitespace-character-count="3620"/>
  </office:meta>
</office:document-meta>
</file>